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final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 correct</text:p>
          </table:table-cell>
          <table:table-cell office:value-type="string" calcext:value-type="string">
            <text:p>num wrong</text:p>
          </table:table-cell>
          <table:table-cell office:value-type="string" calcext:value-type="string">
            <text:p>percent right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hidden neuron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percentage" office:value="0.852941176470588" calcext:value-type="percentage">
            <text:p>85.29%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percentage" office:value="0.845588235294117" calcext:value-type="percentage">
            <text:p>84.56%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percentage" office:value="0.838235294117647" calcext:value-type="percentage">
            <text:p>83.82%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percentage" office:value="0.830882352941176" calcext:value-type="percentage">
            <text:p>83.09%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percentage" office:value="0.823529411764706" calcext:value-type="percentage">
            <text:p>82.35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percentage" office:value="0.816176470588235" calcext:value-type="percentage">
            <text:p>81.62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percentage" office:value="0.808823529411765" calcext:value-type="percentage">
            <text:p>80.88%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percentage" office:value="0.801470588235294" calcext:value-type="percentage">
            <text:p>80.15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percentage" office:value="0.794117647058823" calcext:value-type="percentage">
            <text:p>79.41%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percentage" office:value="0.786764705882353" calcext:value-type="percentage">
            <text:p>78.68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percentage" office:value="0.779411764705882" calcext:value-type="percentage">
            <text:p>77.94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percentage" office:value="0.772058823529412" calcext:value-type="percentage">
            <text:p>77.21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percentage" office:value="0.757352941176471" calcext:value-type="percentage">
            <text:p>75.74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percentage" office:value="0.735294117647059" calcext:value-type="percentage">
            <text:p>73.53%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percentage" office:value="0.720588235294118" calcext:value-type="percentage">
            <text:p>72.06%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percentage" office:value="0.705882352941176" calcext:value-type="percentage">
            <text:p>70.59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percentage" office:value="0.705882352941176" calcext:value-type="percentage">
            <text:p>70.59%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percentage" office:value="0.669117647058823" calcext:value-type="percentage">
            <text:p>66.91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inal_output.A1:final_output.E4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4T09:52:27.373676163</dc:date>
    <meta:editing-duration>PT1M41S</meta:editing-duration>
    <meta:editing-cycles>1</meta:editing-cycles>
    <meta:document-statistic meta:table-count="1" meta:cell-count="245" meta:object-count="0"/>
    <meta:generator>LibreOffice/5.0.2.2$Linux_X86_64 LibreOffice_project/00m0$Build-2</meta:generator>
  </office:meta>
</office:document-meta>
</file>